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6e3" officeooo:paragraph-rsid="00008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a linea</text:p>
      <text:p text:style-name="P1">Esto es otra line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1:12:24.361000000</meta:creation-date>
    <dc:date>2024-05-10T11:12:53.855000000</dc:date>
    <meta:editing-duration>PT30S</meta:editing-duration>
    <meta:editing-cycles>1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" meta:word-count="8" meta:character-count="35" meta:non-whitespace-character-count="29"/>
  </office:meta>
</office:document-meta>
</file>